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2e006f" draw:marker-start-width="0.242cm" draw:marker-end-width="0.242cm" draw:fill-color="#ecdda4" draw:textarea-horizontal-align="justify" draw:textarea-vertical-align="top" draw:auto-grow-height="false" fo:min-height="7.098cm" fo:min-width="24.484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svg:stroke-width="0.028cm" svg:stroke-color="#2e006f" draw:marker-start-width="0.242cm" draw:marker-end-width="0.242cm" draw:fill-color="#e4a82f" draw:textarea-horizontal-align="justify" draw:textarea-vertical-align="middle" draw:auto-grow-height="false" fo:min-height="4.16cm" fo:min-width="16.399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svg:stroke-width="0.028cm" svg:stroke-color="#2e006f" draw:marker-start-width="0.242cm" draw:marker-end-width="0.242cm" draw:fill-color="#c2f8fc" draw:textarea-horizontal-align="justify" draw:textarea-vertical-align="middle" draw:auto-grow-height="false" fo:min-height="7.07cm" fo:min-width="24.456cm" fo:padding-top="0.139cm" fo:padding-bottom="0.139cm" fo:padding-left="0.264cm" fo:padding-right="0.264cm"/>
      <style:paragraph-properties style:writing-mode="lr-tb"/>
    </style:style>
    <style:style style:name="P1" style:family="paragraph">
      <style:paragraph-properties fo:text-align="center" style:writing-mode="lr-tb"/>
      <style:text-properties fo:color="#2e006f" loext:opacity="100%" style:font-name="Century Gothic" fo:font-size="36pt" fo:font-weight="bold"/>
    </style:style>
    <style:style style:name="P2" style:family="paragraph">
      <loext:graphic-properties draw:fill-color="#ecdda4"/>
      <style:paragraph-properties fo:text-align="center" style:writing-mode="lr-tb"/>
      <style:text-properties fo:color="#2e006f" loext:opacity="100%" style:font-name="Century Gothic" fo:font-size="36pt" fo:font-weight="bold"/>
    </style:style>
    <style:style style:name="P3" style:family="paragraph">
      <loext:graphic-properties draw:fill-color="#e4a82f"/>
      <style:paragraph-properties fo:text-align="center" style:writing-mode="lr-tb"/>
      <style:text-properties fo:color="#2e006f" loext:opacity="100%" style:font-name="Century Gothic" fo:font-size="36pt" fo:font-weight="bold"/>
    </style:style>
    <style:style style:name="P4" style:family="paragraph">
      <loext:graphic-properties draw:fill-color="#c2f8fc"/>
      <style:paragraph-properties fo:text-align="center" style:writing-mode="lr-tb"/>
      <style:text-properties fo:color="#2e006f" loext:opacity="100%" style:font-name="Century Gothic" fo:font-size="3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.984cm" svg:height="7.348cm" svg:x="1.463cm" svg:y="3.105cm">
          <text:p text:style-name="P1">Dataframe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899cm" svg:height="4.41cm" svg:x="9.548cm" svg:y="6.043cm">
          <text:p text:style-name="P1">Optimiz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4.984cm" svg:height="7.348cm" svg:x="1.463cm" svg:y="11.189cm">
          <text:p text:style-name="P1">Spark Co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02:20:04.357159201</meta:creation-date>
    <dc:date>2021-05-09T13:39:18.094257290</dc:date>
    <meta:editing-duration>PT4M12S</meta:editing-duration>
    <meta:editing-cycles>2</meta:editing-cycles>
    <meta:generator>LibreOffice/7.1.2.2$MacOSX_X86_64 LibreOffice_project/8a45595d069ef5570103caea1b71cc9d82b2aae4</meta:generator>
    <meta:document-statistic meta:object-count="3"/>
  </office:meta>
</office:document-meta>
</file>